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-width="0.28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ff0000" draw:marker-start-width="0.28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gr7" style:family="graphic" style:parent-style-name="objectwithoutfill">
      <style:graphic-properties svg:stroke-width="0.05cm" svg:stroke-color="#0000ff" draw:marker-start-width="0.28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ff" draw:textarea-horizontal-align="center" draw:textarea-vertical-align="middle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6§latex§$$
\vec{L}
$$§svg§600§TRUE§</svg:desc>
          <draw:g>
            <draw:path draw:style-name="gr1" draw:text-style-name="P1" draw:layer="layout" svg:width="0.246cm" svg:height="0.109cm" svg:x="6.675cm" svg:y="1.924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6.573cm" svg:y="2.084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line draw:style-name="gr2" draw:text-style-name="P2" draw:layer="layout" svg:x1="1.74cm" svg:y1="8.8cm" svg:x2="8.49cm" svg:y2="8.8cm">
          <text:p/>
        </draw:line>
        <draw:line draw:style-name="gr2" draw:text-style-name="P2" draw:layer="layout" svg:x1="1.74cm" svg:y1="8.788cm" svg:x2="1.74cm" svg:y2="2.038cm">
          <text:p/>
        </draw:line>
        <draw:line draw:style-name="gr3" draw:text-style-name="P2" draw:layer="layout" svg:x1="1.75cm" svg:y1="8.813cm" svg:x2="6.45cm" svg:y2="2.55cm">
          <text:p/>
        </draw:line>
        <draw:line draw:style-name="gr3" draw:text-style-name="P2" draw:layer="layout" svg:x1="1.738cm" svg:y1="8.826cm" svg:x2="3.2cm" svg:y2="4.3cm">
          <text:p/>
        </draw:line>
        <draw:g>
          <svg:title>TexMaths</svg:title>
          <svg:desc>16§latex§$$
\hat{z}
$$§svg§600§TRUE§</svg:desc>
          <draw:g>
            <draw:path draw:style-name="gr1" draw:text-style-name="P1" draw:layer="layout" svg:width="0.148cm" svg:height="0.085cm" svg:x="1.247cm" svg:y="1.724cm" svg:viewBox="0 0 149 86" svg:d="M75 0c-25 26-50 51-75 77 4 3 7 6 11 9 21-19 42-38 64-57 21 19 42 38 63 57 4-3 8-6 11-9-25-26-49-51-74-77z">
              <text:p/>
            </draw:path>
            <draw:path draw:style-name="gr1" draw:text-style-name="P1" draw:layer="layout" svg:width="0.234cm" svg:height="0.253cm" svg:x="1.174cm" svg:y="1.864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\hat{n}_{\perp}
$$§svg§600§TRUE§</svg:desc>
          <draw:g>
            <draw:path draw:style-name="gr1" draw:text-style-name="P1" draw:layer="layout" svg:width="0.149cm" svg:height="0.085cm" svg:x="8.652cm" svg:y="9.025cm" svg:viewBox="0 0 150 86" svg:d="M75 0c-25 26-50 51-75 77 4 3 7 6 11 9 21-19 43-38 64-57 22 19 44 38 65 57 4-3 7-6 10-9-25-26-50-51-75-77z">
              <text:p/>
            </draw:path>
            <draw:path draw:style-name="gr1" draw:text-style-name="P1" draw:layer="layout" svg:width="0.302cm" svg:height="0.253cm" svg:x="8.575cm" svg:y="9.165cm" svg:viewBox="0 0 303 254" svg:d="M34 215c-2 8-5 21-5 24 0 10 8 15 16 15 6 0 17-5 20-16 4-14 8-27 12-42 3-16 7-33 11-49 3-13 8-26 9-39 4-9 8-25 8-27 8-17 39-68 91-68 26 0 31 20 31 40 0 33-27 105-37 129-5 13-5 21-5 25 0 27 19 47 45 47 53 0 73-82 73-87 0-4-4-4-6-4-5 0-5 1-8 9-11 39-30 69-58 69-9 0-12-5-12-18 0-14 4-27 9-40 11-30 34-90 34-122 0-39-24-61-64-61-50 0-78 37-88 49-1-31-25-49-51-49-25 0-37 22-41 32-10 19-18 53-18 54 0 7 6 7 8 7 5 0 5 0 10-13 8-40 19-67 39-67 12 0 18 8 18 25 0 13-2 18-10 48-10 43-21 86-31 129z">
              <text:p/>
            </draw:path>
            <draw:path draw:style-name="gr1" draw:text-style-name="P1" draw:layer="layout" svg:width="0.29cm" svg:height="0.27cm" svg:x="8.925cm" svg:y="9.226cm" svg:viewBox="0 0 291 271" svg:d="M155 14c0-4 0-14-10-14-9 0-9 8-9 14 0 80 0 159 0 238-40 0-80 0-120 0-5 0-16 0-16 10 0 9 10 9 16 9 86 0 172 0 259 0 6 0 16 0 16-9 0-10-10-10-16-10-40 0-80 0-120 0 0-79 0-158 0-238z">
              <text:p/>
            </draw:path>
          </draw:g>
        </draw:g>
        <draw:g>
          <svg:title>TexMaths</svg:title>
          <svg:desc>16§latex§$$
\vec{\omega}
$$§svg§600§TRUE§</svg:desc>
          <draw:g>
            <draw:path draw:style-name="gr1" draw:text-style-name="P1" draw:layer="layout" svg:width="0.246cm" svg:height="0.109cm" svg:x="3.369cm" svg:y="3.726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1" draw:text-style-name="P1" draw:layer="layout" svg:width="0.328cm" svg:height="0.253cm" svg:x="3.274cm" svg:y="3.877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line draw:style-name="gr4" draw:text-style-name="P2" draw:layer="layout" svg:x1="6.45cm" svg:y1="2.65cm" svg:x2="6.45cm" svg:y2="8.85cm">
          <text:p/>
        </draw:line>
        <draw:line draw:style-name="gr4" draw:text-style-name="P2" draw:layer="layout" svg:x1="3.18cm" svg:y1="1.68cm" svg:x2="3.18cm" svg:y2="8.78cm">
          <text:p/>
        </draw:line>
        <draw:line draw:style-name="gr4" draw:text-style-name="P2" draw:layer="layout" svg:x1="1.8cm" svg:y1="4.32cm" svg:x2="7cm" svg:y2="4.32cm">
          <text:p/>
        </draw:line>
        <draw:line draw:style-name="gr4" draw:text-style-name="P2" draw:layer="layout" svg:x1="1.8cm" svg:y1="2.55cm" svg:x2="6.4cm" svg:y2="2.55cm">
          <text:p/>
        </draw:line>
        <draw:g>
          <svg:title>TexMaths</svg:title>
          <svg:desc>16§latex§$$
L_{\perp}
$$§svg§600§TRUE§</svg:desc>
          <draw:g>
            <draw:path draw:style-name="gr1" draw:text-style-name="P1" draw:layer="layout" svg:width="0.337cm" svg:height="0.38cm" svg:x="6.276cm" svg:y="9.029cm" svg:viewBox="0 0 338 381" svg:d="M187 43c4-19 6-25 59-25 17 0 22 0 22-12 0-6-6-6-10-6-19 0-63 2-83 2-15 0-57-2-73-2-5 0-11 0-11 11 0 7 5 7 16 7 7 0 11 0 21 1 9 0 14 2 14 8 0 3 0 5-2 11-25 100-50 200-75 300-4 23-6 27-51 27-9 0-14 0-14 12 0 4 5 4 14 4 87 0 174 0 260 0 13 0 13 0 16-9 15-40 30-80 45-120 3-6 2-5 3-8 0-3-3-6-8-6s-5 3-9 11c-19 53-43 116-141 116-17 0-35 0-52 0-8 0-8 0-12-1-6 0-8 0-8-5 0-2 0-3 4-13 25-101 50-202 75-303z">
              <text:p/>
            </draw:path>
            <draw:path draw:style-name="gr1" draw:text-style-name="P1" draw:layer="layout" svg:width="0.288cm" svg:height="0.27cm" svg:x="6.665cm" svg:y="9.224cm" svg:viewBox="0 0 289 271" svg:d="M153 14c0-4 0-14-9-14-10 0-10 8-10 14 0 80 0 159 0 238-40 0-80 0-120 0-4 0-14 0-14 10 0 9 8 9 14 9 87 0 173 0 259 0 6 0 16 0 16-9 0-10-10-10-16-10-40 0-80 0-120 0 0-79 0-158 0-238z">
              <text:p/>
            </draw:path>
          </draw:g>
        </draw:g>
        <draw:g>
          <svg:title>TexMaths</svg:title>
          <svg:desc>16§latex§$$
L_{z}
$$§svg§600§TRUE§</svg:desc>
          <draw:g>
            <draw:path draw:style-name="gr1" draw:text-style-name="P1" draw:layer="layout" svg:width="0.336cm" svg:height="0.38cm" svg:x="1.076cm" svg:y="2.428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1" draw:text-style-name="P1" draw:layer="layout" svg:width="0.179cm" svg:height="0.175cm" svg:x="1.458cm" svg:y="2.721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  <draw:g>
          <svg:title>TexMaths</svg:title>
          <svg:desc>16§latex§$$
\omega_{z}=L_{z}/\theta_{z}
$$§svg§600§TRUE§</svg:desc>
          <draw:g>
            <draw:path draw:style-name="gr1" draw:text-style-name="P1" draw:layer="layout" svg:width="0.333cm" svg:height="0.253cm" svg:x="7.176cm" svg:y="4.202cm" svg:viewBox="0 0 334 254" svg:d="M334 40c0-26-11-40-22-40-15 0-31 14-31 27 0 5 4 11 8 16 10 8 21 24 21 48 0 22-11 54-29 80-16 24-36 43-64 43-32 0-49-21-54-51 6-15 19-50 19-66 0-6-3-12-9-12-5 0-12 1-16 9-7 11-13 48-13 69-19 25-42 51-77 51-37 0-48-34-48-66 0-68 58-127 58-135 0-7-5-10-11-10-8 0-12 7-15 11-29 42-51 109-51 160 0 38 14 80 59 80 40 0 67-29 86-59 7 33 28 59 63 59 43 0 70-34 91-77 13-27 35-104 35-137z">
              <text:p/>
            </draw:path>
            <draw:path draw:style-name="gr1" draw:text-style-name="P1" draw:layer="layout" svg:width="0.18cm" svg:height="0.175cm" svg:x="7.544cm" svg:y="4.362cm" svg:viewBox="0 0 181 176" svg:d="M42 137c11-9 17-17 51-44 8-7 38-29 49-40 24-24 39-46 39-50s-5-3-7-3c-3 0-5 0-6 3-13 18-21 24-30 24-5 0-12 0-23-11-13-14-22-16-30-16-32 0-53 34-53 45 0 3 3 5 6 5 5 0 5-2 7-5 6-15 29-15 35-15 8 0 19 2 24 4 22 4 24 4 34 4-10 10-16 18-55 48-30 24-41 34-48 42-24 22-35 40-35 43 0 5 5 5 6 5 5 0 5 0 7-4 11-16 24-24 37-24 4 0 11 0 20 10 13 13 21 18 34 18 41 0 67-48 67-61 0-5-3-5-6-5-5 0-5 2-7 7-8 19-30 28-49 28-10 0-19-1-29-5-19-3-22-3-29-3-1 0-6 0-9 0z">
              <text:p/>
            </draw:path>
            <draw:path draw:style-name="gr1" draw:text-style-name="P1" draw:layer="layout" svg:width="0.373cm" svg:height="0.131cm" svg:x="7.966cm" svg:y="4.24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8.549cm" svg:y="4.068cm" svg:viewBox="0 0 339 381" svg:d="M189 43c4-21 6-25 59-25 16 0 21 0 21-12 0-6-7-6-8-6-20 0-66 2-84 2-17 0-59-2-75-2-4 0-11 0-11 11 0 7 5 7 16 7 2 0 11 0 21 0 11 1 16 1 16 9 0 2-2 3-3 11-25 100-50 200-75 300-5 21-7 26-52 26-9 0-14 0-14 11 0 6 5 6 14 6 87 0 174 0 261 0 13 0 14 0 18-9 15-41 29-81 44-121 2-5 1-5 2-7 0-3-2-6-6-6-5 0-7 1-10 11-19 51-45 115-141 115-17 0-35 0-52 0-8 0-10 0-13 0-7 0-8-2-8-7 0-1 0-1 3-12 26-101 51-201 77-302z">
              <text:p/>
            </draw:path>
            <draw:path draw:style-name="gr1" draw:text-style-name="P1" draw:layer="layout" svg:width="0.18cm" svg:height="0.175cm" svg:x="8.933cm" svg:y="4.362cm" svg:viewBox="0 0 181 176" svg:d="M43 137c10-9 16-17 50-44 8-7 38-29 49-40 24-24 39-46 39-50s-5-3-7-3c-3 0-5 0-6 3-13 18-21 24-30 24-5 0-10 0-23-11-13-14-21-16-30-16-32 0-53 34-53 45 0 3 3 5 6 5 5 0 7-2 8-5 5-15 28-15 34-15 10 0 19 2 24 4 22 4 26 4 35 4-11 10-17 18-54 48-32 24-42 34-50 42-24 22-35 40-35 43 0 5 5 5 6 5 5 0 5 0 8-4 10-16 23-24 36-24 4 0 11 0 20 10 13 13 21 18 34 18 41 0 69-48 69-61 0-5-5-5-7-5-5 0-6 2-8 7-8 19-30 28-49 28-10 0-19-1-29-5-18-3-21-3-29-3-3 0-6 0-8 0z">
              <text:p/>
            </draw:path>
            <draw:path draw:style-name="gr1" draw:text-style-name="P1" draw:layer="layout" svg:width="0.218cm" svg:height="0.559cm" svg:x="9.199cm" svg:y="4.03cm" svg:viewBox="0 0 219 560" svg:d="M216 22c3-8 3-9 3-11 0-6-5-11-11-11-3 0-8 2-10 5-65 177-130 355-195 533-3 8-3 9-3 11 0 6 6 11 11 11 8 0 10-5 13-14 64-175 128-349 192-524z">
              <text:p/>
            </draw:path>
            <draw:path draw:style-name="gr1" draw:text-style-name="P1" draw:layer="layout" svg:width="0.232cm" svg:height="0.4cm" svg:x="9.472cm" svg:y="4.055cm" svg:viewBox="0 0 233 401" svg:d="M233 115c0-37-11-115-68-115-77 0-165 158-165 286 0 52 18 115 69 115 78 0 164-162 164-286zM61 191c9-36 21-81 43-119 14-29 35-59 61-59 27 0 30 35 30 67 0 27-3 56-18 111-38 0-77 0-116 0zM173 209c-7 26-18 73-40 113-19 39-40 66-64 66-19 0-31-16-31-67 0-24 4-58 18-112 39 0 78 0 117 0z">
              <text:p/>
            </draw:path>
            <draw:path draw:style-name="gr1" draw:text-style-name="P1" draw:layer="layout" svg:width="0.18cm" svg:height="0.175cm" svg:x="9.737cm" svg:y="4.362cm" svg:viewBox="0 0 181 176" svg:d="M42 137c9-9 17-17 51-44 8-7 37-29 48-40 24-24 40-46 40-50s-5-3-7-3c-5 0-5 0-8 3-11 18-19 24-28 24-5 0-12 0-23-11-14-14-22-16-32-16-30 0-53 34-53 45 0 3 5 5 8 5 4 0 5-2 7-5 6-15 27-15 33-15 10 0 20 2 26 4 21 4 24 4 34 4-10 10-18 18-55 48-30 24-41 34-48 42-24 22-35 40-35 43 0 5 5 5 6 5 4 0 5 0 7-4 11-16 22-24 37-24 4 0 9 0 20 10 13 13 20 18 32 18 43 0 69-48 69-61 0-5-5-5-6-5-5 0-7 2-7 7-8 19-32 28-51 28-8 0-19-1-29-5-17-3-20-3-27-3-1 0-8 0-9 0z">
              <text:p/>
            </draw:path>
          </draw:g>
        </draw:g>
        <draw:g>
          <svg:title>TexMaths</svg:title>
          <svg:desc>16§latex§$$
\omega_{\perp}=L_{\perp}/\theta_{\perp}
$$§svg§600§TRUE§</svg:desc>
          <draw:g>
            <draw:path draw:style-name="gr1" draw:text-style-name="P1" draw:layer="layout" svg:width="0.333cm" svg:height="0.253cm" svg:x="3.078cm" svg:y="1.202cm" svg:viewBox="0 0 334 254" svg:d="M334 40c0-26-11-40-22-40-15 0-31 14-31 27 0 5 4 11 8 16 10 8 21 24 21 48 0 22-11 54-29 80-16 24-36 43-64 43-32 0-49-21-54-51 7-15 19-50 19-66 0-6-3-12-9-12-5 0-11 1-16 9-7 11-13 48-13 69-19 25-42 51-77 51-37 0-48-34-48-66 0-68 58-127 58-135 0-7-5-10-11-10-8 0-12 7-15 11-29 42-51 109-51 160 0 38 14 80 59 80 40 0 67-29 87-59 6 33 27 59 62 59 43 0 70-34 91-77 13-27 35-104 35-137z">
              <text:p/>
            </draw:path>
            <draw:path draw:style-name="gr1" draw:text-style-name="P1" draw:layer="layout" svg:width="0.29cm" svg:height="0.272cm" svg:x="3.452cm" svg:y="1.261cm" svg:viewBox="0 0 291 273" svg:d="M155 16c0-6 0-16-9-16-10 0-10 10-10 16 0 79 0 158 0 238-40 0-80 0-120 0-6 0-16 0-16 9 0 10 8 10 16 10 86 0 173 0 259 0 6 0 16 0 16-10 0-9-10-9-16-9-40 0-80 0-120 0 0-80 0-159 0-238z">
              <text:p/>
            </draw:path>
            <draw:path draw:style-name="gr1" draw:text-style-name="P1" draw:layer="layout" svg:width="0.373cm" svg:height="0.131cm" svg:x="3.988cm" svg:y="1.24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4.572cm" svg:y="1.068cm" svg:viewBox="0 0 339 381" svg:d="M189 43c4-21 6-25 59-25 17 0 21 0 21-12 0-6-7-6-8-6-20 0-66 2-84 2-17 0-57-2-75-2-3 0-11 0-11 11 0 7 7 7 16 7 2 0 13 0 23 0 9 1 14 1 14 9 0 2 0 3-2 11-25 100-50 200-75 300-6 21-8 26-51 26-10 0-16 0-16 11 0 6 5 6 16 6 86 0 173 0 259 0 14 0 14 0 18-9 15-41 29-81 44-121 2-5 1-5 2-7 0-3-2-6-6-6-5 0-5 1-10 11-19 51-43 115-141 115-17 0-35 0-52 0-8 0-10 0-13 0-5 0-7-2-7-7 0-1 0-1 2-12 26-101 51-201 77-302z">
              <text:p/>
            </draw:path>
            <draw:path draw:style-name="gr1" draw:text-style-name="P1" draw:layer="layout" svg:width="0.29cm" svg:height="0.272cm" svg:x="4.962cm" svg:y="1.261cm" svg:viewBox="0 0 291 273" svg:d="M155 16c0-6 0-16-9-16-10 0-10 10-10 16 0 79 0 158 0 238-40 0-80 0-120 0-5 0-16 0-16 9 0 10 10 10 16 10 86 0 173 0 259 0 6 0 16 0 16-10 0-9-10-9-16-9-40 0-80 0-120 0 0-80 0-159 0-238z">
              <text:p/>
            </draw:path>
            <draw:path draw:style-name="gr1" draw:text-style-name="P1" draw:layer="layout" svg:width="0.218cm" svg:height="0.559cm" svg:x="5.342cm" svg:y="1.03cm" svg:viewBox="0 0 219 560" svg:d="M216 22c3-8 3-9 3-11 0-6-6-11-11-11s-8 2-10 5c-65 177-130 355-195 533-3 8-3 9-3 11 0 6 5 11 11 11 7 0 10-5 13-14 64-175 128-349 192-524z">
              <text:p/>
            </draw:path>
            <draw:path draw:style-name="gr1" draw:text-style-name="P1" draw:layer="layout" svg:width="0.231cm" svg:height="0.4cm" svg:x="5.616cm" svg:y="1.055cm" svg:viewBox="0 0 232 401" svg:d="M232 115c0-37-10-115-67-115-79 0-165 158-165 286 0 52 16 115 67 115 80 0 165-162 165-286zM59 191c10-36 21-81 43-119 16-29 37-59 63-59 27 0 30 35 30 67 0 27-5 56-18 111-39 0-78 0-118 0zM171 209c-5 26-17 73-38 113-19 39-42 66-66 66-17 0-30-16-30-67 0-24 3-58 17-112 39 0 78 0 117 0z">
              <text:p/>
            </draw:path>
            <draw:path draw:style-name="gr1" draw:text-style-name="P1" draw:layer="layout" svg:width="0.29cm" svg:height="0.272cm" svg:x="5.886cm" svg:y="1.261cm" svg:viewBox="0 0 291 273" svg:d="M155 16c0-6 0-16-9-16-10 0-10 10-10 16 0 79 0 158 0 238-40 0-80 0-120 0-6 0-16 0-16 9 0 10 10 10 16 10 86 0 173 0 259 0 6 0 16 0 16-10 0-9-10-9-16-9-40 0-80 0-120 0 0-80 0-159 0-238z">
              <text:p/>
            </draw:path>
          </draw:g>
        </draw:g>
        <draw:g>
          <svg:title>TexMaths</svg:title>
          <svg:desc>16§latex§$$
\vec{L}
$$§svg§600§TRUE§</svg:desc>
          <draw:g>
            <draw:path draw:style-name="gr1" draw:text-style-name="P1" draw:layer="layout" svg:width="0.246cm" svg:height="0.109cm" svg:x="17.475cm" svg:y="1.925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17.373cm" svg:y="2.085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line draw:style-name="gr2" draw:text-style-name="P2" draw:layer="layout" svg:x1="12.54cm" svg:y1="8.801cm" svg:x2="19.29cm" svg:y2="8.801cm">
          <text:p/>
        </draw:line>
        <draw:line draw:style-name="gr2" draw:text-style-name="P2" draw:layer="layout" svg:x1="12.54cm" svg:y1="8.789cm" svg:x2="12.54cm" svg:y2="2.039cm">
          <text:p/>
        </draw:line>
        <draw:line draw:style-name="gr3" draw:text-style-name="P2" draw:layer="layout" svg:x1="12.55cm" svg:y1="8.814cm" svg:x2="17.25cm" svg:y2="2.551cm">
          <text:p/>
        </draw:line>
        <draw:line draw:style-name="gr3" draw:text-style-name="P2" draw:layer="layout" svg:x1="12.538cm" svg:y1="8.827cm" svg:x2="16.55cm" svg:y2="6.25cm">
          <text:p/>
        </draw:line>
        <draw:g>
          <svg:title>TexMaths</svg:title>
          <svg:desc>16§latex§$$
\hat{z}
$$§svg§600§TRUE§</svg:desc>
          <draw:g>
            <draw:path draw:style-name="gr1" draw:text-style-name="P1" draw:layer="layout" svg:width="0.148cm" svg:height="0.085cm" svg:x="12.047cm" svg:y="1.725cm" svg:viewBox="0 0 149 86" svg:d="M75 0c-25 26-50 51-75 77 4 3 7 6 11 9 21-19 42-38 64-57 21 19 42 38 63 57 4-3 8-6 11-9-25-26-49-51-74-77z">
              <text:p/>
            </draw:path>
            <draw:path draw:style-name="gr1" draw:text-style-name="P1" draw:layer="layout" svg:width="0.234cm" svg:height="0.253cm" svg:x="11.974cm" svg:y="1.865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\hat{n}_{\perp}
$$§svg§600§TRUE§</svg:desc>
          <draw:g>
            <draw:path draw:style-name="gr1" draw:text-style-name="P1" draw:layer="layout" svg:width="0.149cm" svg:height="0.085cm" svg:x="19.452cm" svg:y="9.026cm" svg:viewBox="0 0 150 86" svg:d="M75 0c-25 26-50 51-75 77 4 3 7 6 11 9 21-19 43-38 64-57 22 19 44 38 65 57 4-3 7-6 10-9-25-26-50-51-75-77z">
              <text:p/>
            </draw:path>
            <draw:path draw:style-name="gr1" draw:text-style-name="P1" draw:layer="layout" svg:width="0.302cm" svg:height="0.253cm" svg:x="19.375cm" svg:y="9.166cm" svg:viewBox="0 0 303 254" svg:d="M34 215c-2 8-5 21-5 24 0 10 8 15 16 15 6 0 17-5 20-16 4-14 8-27 12-42 3-16 7-33 11-49 3-13 8-26 9-39 4-9 8-25 8-27 8-17 39-68 91-68 26 0 31 20 31 40 0 33-27 105-37 129-5 13-5 21-5 25 0 27 19 47 45 47 53 0 73-82 73-87 0-4-4-4-6-4-5 0-5 1-8 9-11 39-30 69-58 69-9 0-12-5-12-18 0-14 4-27 9-40 11-30 34-90 34-122 0-39-24-61-64-61-50 0-78 37-88 49-1-31-25-49-51-49-25 0-37 22-41 32-10 19-18 53-18 54 0 7 6 7 8 7 5 0 5 0 10-13 8-40 19-67 39-67 12 0 18 8 18 25 0 13-2 18-10 48-10 43-21 86-31 129z">
              <text:p/>
            </draw:path>
            <draw:path draw:style-name="gr1" draw:text-style-name="P1" draw:layer="layout" svg:width="0.29cm" svg:height="0.27cm" svg:x="19.725cm" svg:y="9.227cm" svg:viewBox="0 0 291 271" svg:d="M155 14c0-4 0-14-10-14-9 0-9 8-9 14 0 80 0 159 0 238-40 0-80 0-120 0-5 0-16 0-16 10 0 9 10 9 16 9 86 0 172 0 259 0 6 0 16 0 16-9 0-10-10-10-16-10-40 0-80 0-120 0 0-79 0-158 0-238z">
              <text:p/>
            </draw:path>
          </draw:g>
        </draw:g>
        <draw:g>
          <svg:title>TexMaths</svg:title>
          <svg:desc>16§latex§$$
\vec{\omega}
$$§svg§600§TRUE§</svg:desc>
          <draw:g>
            <draw:path draw:style-name="gr1" draw:text-style-name="P1" draw:layer="layout" svg:width="0.246cm" svg:height="0.109cm" svg:x="15.969cm" svg:y="5.727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1" draw:text-style-name="P1" draw:layer="layout" svg:width="0.328cm" svg:height="0.253cm" svg:x="15.874cm" svg:y="5.878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line draw:style-name="gr4" draw:text-style-name="P2" draw:layer="layout" svg:x1="17.25cm" svg:y1="2.651cm" svg:x2="17.25cm" svg:y2="8.851cm">
          <text:p/>
        </draw:line>
        <draw:line draw:style-name="gr4" draw:text-style-name="P2" draw:layer="layout" svg:x1="16.48cm" svg:y1="1.681cm" svg:x2="16.48cm" svg:y2="8.781cm">
          <text:p/>
        </draw:line>
        <draw:line draw:style-name="gr4" draw:text-style-name="P2" draw:layer="layout" svg:x1="12.6cm" svg:y1="6.27cm" svg:x2="17.8cm" svg:y2="6.27cm">
          <text:p/>
        </draw:line>
        <draw:line draw:style-name="gr4" draw:text-style-name="P2" draw:layer="layout" svg:x1="12.6cm" svg:y1="2.551cm" svg:x2="17.2cm" svg:y2="2.551cm">
          <text:p/>
        </draw:line>
        <draw:g>
          <svg:title>TexMaths</svg:title>
          <svg:desc>16§latex§$$
L_{\perp}
$$§svg§600§TRUE§</svg:desc>
          <draw:g>
            <draw:path draw:style-name="gr1" draw:text-style-name="P1" draw:layer="layout" svg:width="0.337cm" svg:height="0.38cm" svg:x="17.075cm" svg:y="9.028cm" svg:viewBox="0 0 338 381" svg:d="M187 43c4-19 6-25 59-25 17 0 22 0 22-12 0-6-6-6-10-6-19 0-63 2-83 2-15 0-57-2-73-2-5 0-11 0-11 11 0 7 5 7 16 7 7 0 11 0 21 1 9 0 14 2 14 8 0 3 0 5-2 11-25 100-50 200-75 300-4 23-6 27-51 27-9 0-14 0-14 12 0 4 5 4 14 4 87 0 174 0 260 0 13 0 13 0 16-9 15-40 30-80 45-120 3-6 2-5 3-8 0-3-3-6-8-6s-5 3-9 11c-19 53-43 116-141 116-17 0-35 0-52 0-8 0-8 0-12-1-6 0-8 0-8-5 0-2 0-3 4-13 25-101 50-202 75-303z">
              <text:p/>
            </draw:path>
            <draw:path draw:style-name="gr1" draw:text-style-name="P1" draw:layer="layout" svg:width="0.288cm" svg:height="0.27cm" svg:x="17.464cm" svg:y="9.223cm" svg:viewBox="0 0 289 271" svg:d="M153 14c0-4 0-14-9-14-10 0-10 8-10 14 0 80 0 159 0 238-40 0-80 0-120 0-4 0-14 0-14 10 0 9 8 9 14 9 87 0 173 0 259 0 6 0 16 0 16-9 0-10-10-10-16-10-40 0-80 0-120 0 0-79 0-158 0-238z">
              <text:p/>
            </draw:path>
          </draw:g>
        </draw:g>
        <draw:g>
          <svg:title>TexMaths</svg:title>
          <svg:desc>16§latex§$$
L_{z}
$$§svg§600§TRUE§</svg:desc>
          <draw:g>
            <draw:path draw:style-name="gr1" draw:text-style-name="P1" draw:layer="layout" svg:width="0.336cm" svg:height="0.38cm" svg:x="11.876cm" svg:y="2.429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1" draw:text-style-name="P1" draw:layer="layout" svg:width="0.179cm" svg:height="0.175cm" svg:x="12.258cm" svg:y="2.722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  <draw:g>
          <svg:title>TexMaths</svg:title>
          <svg:desc>16§latex§$$
\omega_{z}=L_{z}/\theta_{z}
$$§svg§600§TRUE§</svg:desc>
          <draw:g>
            <draw:path draw:style-name="gr1" draw:text-style-name="P1" draw:layer="layout" svg:width="0.333cm" svg:height="0.253cm" svg:x="17.976cm" svg:y="6.152cm" svg:viewBox="0 0 334 254" svg:d="M334 40c0-26-11-40-22-40-15 0-31 14-31 27 0 5 4 11 8 16 10 8 21 24 21 48 0 22-11 54-29 80-16 24-36 43-64 43-32 0-49-21-54-51 6-15 19-50 19-66 0-6-3-12-9-12-5 0-12 1-16 9-7 11-13 48-13 69-19 25-42 51-77 51-37 0-48-34-48-66 0-68 58-127 58-135 0-7-5-10-11-10-8 0-12 7-15 11-29 42-51 109-51 160 0 38 14 80 59 80 40 0 67-29 86-59 7 33 28 59 63 59 43 0 70-34 91-77 13-27 35-104 35-137z">
              <text:p/>
            </draw:path>
            <draw:path draw:style-name="gr1" draw:text-style-name="P1" draw:layer="layout" svg:width="0.18cm" svg:height="0.175cm" svg:x="18.344cm" svg:y="6.312cm" svg:viewBox="0 0 181 176" svg:d="M42 137c11-9 17-17 51-44 8-7 38-29 49-40 24-24 39-46 39-50s-5-3-7-3c-3 0-5 0-6 3-13 18-21 24-30 24-5 0-12 0-23-11-13-14-22-16-30-16-32 0-53 34-53 45 0 3 3 5 6 5 5 0 5-2 7-5 6-15 29-15 35-15 8 0 19 2 24 4 22 4 24 4 34 4-10 10-16 18-55 48-30 24-41 34-48 42-24 22-35 40-35 43 0 5 5 5 6 5 5 0 5 0 7-4 11-16 24-24 37-24 4 0 11 0 20 10 13 13 21 18 34 18 41 0 67-48 67-61 0-5-3-5-6-5-5 0-5 2-7 7-8 19-30 28-49 28-10 0-19-1-29-5-19-3-22-3-29-3-1 0-6 0-9 0z">
              <text:p/>
            </draw:path>
            <draw:path draw:style-name="gr1" draw:text-style-name="P1" draw:layer="layout" svg:width="0.373cm" svg:height="0.131cm" svg:x="18.766cm" svg:y="6.19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19.349cm" svg:y="6.018cm" svg:viewBox="0 0 339 381" svg:d="M189 43c4-21 6-25 59-25 16 0 21 0 21-12 0-6-7-6-8-6-20 0-66 2-84 2-17 0-59-2-75-2-4 0-11 0-11 11 0 7 5 7 16 7 2 0 11 0 21 0 11 1 16 1 16 9 0 2-2 3-3 11-25 100-50 200-75 300-5 21-7 26-52 26-9 0-14 0-14 11 0 6 5 6 14 6 87 0 174 0 261 0 13 0 14 0 18-9 15-41 29-81 44-121 2-5 1-5 2-7 0-3-2-6-6-6-5 0-7 1-10 11-19 51-45 115-141 115-17 0-35 0-52 0-8 0-10 0-13 0-7 0-8-2-8-7 0-1 0-1 3-12 26-101 51-201 77-302z">
              <text:p/>
            </draw:path>
            <draw:path draw:style-name="gr1" draw:text-style-name="P1" draw:layer="layout" svg:width="0.18cm" svg:height="0.175cm" svg:x="19.733cm" svg:y="6.312cm" svg:viewBox="0 0 181 176" svg:d="M43 137c10-9 16-17 50-44 8-7 38-29 49-40 24-24 39-46 39-50s-5-3-7-3c-3 0-5 0-6 3-13 18-21 24-30 24-5 0-10 0-23-11-13-14-21-16-30-16-32 0-53 34-53 45 0 3 3 5 6 5 5 0 7-2 8-5 5-15 28-15 34-15 10 0 19 2 24 4 22 4 26 4 35 4-11 10-17 18-54 48-32 24-42 34-50 42-24 22-35 40-35 43 0 5 5 5 6 5 5 0 5 0 8-4 10-16 23-24 36-24 4 0 11 0 20 10 13 13 21 18 34 18 41 0 69-48 69-61 0-5-5-5-7-5-5 0-6 2-8 7-8 19-30 28-49 28-10 0-19-1-29-5-18-3-21-3-29-3-3 0-6 0-8 0z">
              <text:p/>
            </draw:path>
            <draw:path draw:style-name="gr1" draw:text-style-name="P1" draw:layer="layout" svg:width="0.218cm" svg:height="0.559cm" svg:x="19.999cm" svg:y="5.98cm" svg:viewBox="0 0 219 560" svg:d="M216 22c3-8 3-9 3-11 0-6-5-11-11-11-3 0-8 2-10 5-65 177-130 355-195 533-3 8-3 9-3 11 0 6 6 11 11 11 8 0 10-5 13-14 64-175 128-349 192-524z">
              <text:p/>
            </draw:path>
            <draw:path draw:style-name="gr1" draw:text-style-name="P1" draw:layer="layout" svg:width="0.232cm" svg:height="0.4cm" svg:x="20.272cm" svg:y="6.005cm" svg:viewBox="0 0 233 401" svg:d="M233 115c0-37-11-115-68-115-77 0-165 158-165 286 0 52 18 115 69 115 78 0 164-162 164-286zM61 191c9-36 21-81 43-119 14-29 35-59 61-59 27 0 30 35 30 67 0 27-3 56-18 111-38 0-77 0-116 0zM173 209c-7 26-18 73-40 113-19 39-40 66-64 66-19 0-31-16-31-67 0-24 4-58 18-112 39 0 78 0 117 0z">
              <text:p/>
            </draw:path>
            <draw:path draw:style-name="gr1" draw:text-style-name="P1" draw:layer="layout" svg:width="0.18cm" svg:height="0.175cm" svg:x="20.537cm" svg:y="6.312cm" svg:viewBox="0 0 181 176" svg:d="M42 137c9-9 17-17 51-44 8-7 37-29 48-40 24-24 40-46 40-50s-5-3-7-3c-5 0-5 0-8 3-11 18-19 24-28 24-5 0-12 0-23-11-14-14-22-16-32-16-30 0-53 34-53 45 0 3 5 5 8 5 4 0 5-2 7-5 6-15 27-15 33-15 10 0 20 2 26 4 21 4 24 4 34 4-10 10-18 18-55 48-30 24-41 34-48 42-24 22-35 40-35 43 0 5 5 5 6 5 4 0 5 0 7-4 11-16 22-24 37-24 4 0 9 0 20 10 13 13 20 18 32 18 43 0 69-48 69-61 0-5-5-5-6-5-5 0-7 2-7 7-8 19-32 28-51 28-8 0-19-1-29-5-17-3-20-3-27-3-1 0-8 0-9 0z">
              <text:p/>
            </draw:path>
          </draw:g>
        </draw:g>
        <draw:g>
          <svg:title>TexMaths</svg:title>
          <svg:desc>16§latex§$$
\omega_{\perp}=L_{\perp}/\theta_{\perp}
$$§svg§600§TRUE§</svg:desc>
          <draw:g>
            <draw:path draw:style-name="gr1" draw:text-style-name="P1" draw:layer="layout" svg:width="0.333cm" svg:height="0.253cm" svg:x="16.377cm" svg:y="1.203cm" svg:viewBox="0 0 334 254" svg:d="M334 40c0-26-11-40-22-40-15 0-31 14-31 27 0 5 4 11 8 16 10 8 21 24 21 48 0 22-11 54-29 80-16 24-36 43-64 43-32 0-49-21-54-51 7-15 19-50 19-66 0-6-3-12-9-12-5 0-11 1-16 9-7 11-13 48-13 69-19 25-42 51-77 51-37 0-48-34-48-66 0-68 58-127 58-135 0-7-5-10-11-10-8 0-12 7-15 11-29 42-51 109-51 160 0 38 14 80 59 80 40 0 67-29 87-59 6 33 27 59 62 59 43 0 70-34 91-77 13-27 35-104 35-137z">
              <text:p/>
            </draw:path>
            <draw:path draw:style-name="gr1" draw:text-style-name="P1" draw:layer="layout" svg:width="0.29cm" svg:height="0.272cm" svg:x="16.751cm" svg:y="1.262cm" svg:viewBox="0 0 291 273" svg:d="M155 16c0-6 0-16-9-16-10 0-10 10-10 16 0 79 0 158 0 238-40 0-80 0-120 0-6 0-16 0-16 9 0 10 8 10 16 10 86 0 173 0 259 0 6 0 16 0 16-10 0-9-10-9-16-9-40 0-80 0-120 0 0-80 0-159 0-238z">
              <text:p/>
            </draw:path>
            <draw:path draw:style-name="gr1" draw:text-style-name="P1" draw:layer="layout" svg:width="0.373cm" svg:height="0.131cm" svg:x="17.287cm" svg:y="1.245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17.871cm" svg:y="1.069cm" svg:viewBox="0 0 339 381" svg:d="M189 43c4-21 6-25 59-25 17 0 21 0 21-12 0-6-7-6-8-6-20 0-66 2-84 2-17 0-57-2-75-2-3 0-11 0-11 11 0 7 7 7 16 7 2 0 13 0 23 0 9 1 14 1 14 9 0 2 0 3-2 11-25 100-50 200-75 300-6 21-8 26-51 26-10 0-16 0-16 11 0 6 5 6 16 6 86 0 173 0 259 0 14 0 14 0 18-9 15-41 29-81 44-121 2-5 1-5 2-7 0-3-2-6-6-6-5 0-5 1-10 11-19 51-43 115-141 115-17 0-35 0-52 0-8 0-10 0-13 0-5 0-7-2-7-7 0-1 0-1 2-12 26-101 51-201 77-302z">
              <text:p/>
            </draw:path>
            <draw:path draw:style-name="gr1" draw:text-style-name="P1" draw:layer="layout" svg:width="0.29cm" svg:height="0.272cm" svg:x="18.261cm" svg:y="1.262cm" svg:viewBox="0 0 291 273" svg:d="M155 16c0-6 0-16-9-16-10 0-10 10-10 16 0 79 0 158 0 238-40 0-80 0-120 0-5 0-16 0-16 9 0 10 10 10 16 10 86 0 173 0 259 0 6 0 16 0 16-10 0-9-10-9-16-9-40 0-80 0-120 0 0-80 0-159 0-238z">
              <text:p/>
            </draw:path>
            <draw:path draw:style-name="gr1" draw:text-style-name="P1" draw:layer="layout" svg:width="0.218cm" svg:height="0.559cm" svg:x="18.641cm" svg:y="1.031cm" svg:viewBox="0 0 219 560" svg:d="M216 22c3-8 3-9 3-11 0-6-6-11-11-11s-8 2-10 5c-65 177-130 355-195 533-3 8-3 9-3 11 0 6 5 11 11 11 7 0 10-5 13-14 64-175 128-349 192-524z">
              <text:p/>
            </draw:path>
            <draw:path draw:style-name="gr1" draw:text-style-name="P1" draw:layer="layout" svg:width="0.231cm" svg:height="0.4cm" svg:x="18.915cm" svg:y="1.056cm" svg:viewBox="0 0 232 401" svg:d="M232 115c0-37-10-115-67-115-79 0-165 158-165 286 0 52 16 115 67 115 80 0 165-162 165-286zM59 191c10-36 21-81 43-119 16-29 37-59 63-59 27 0 30 35 30 67 0 27-5 56-18 111-39 0-78 0-118 0zM171 209c-5 26-17 73-38 113-19 39-42 66-66 66-17 0-30-16-30-67 0-24 3-58 17-112 39 0 78 0 117 0z">
              <text:p/>
            </draw:path>
            <draw:path draw:style-name="gr1" draw:text-style-name="P1" draw:layer="layout" svg:width="0.29cm" svg:height="0.272cm" svg:x="19.185cm" svg:y="1.262cm" svg:viewBox="0 0 291 273" svg:d="M155 16c0-6 0-16-9-16-10 0-10 10-10 16 0 79 0 158 0 238-40 0-80 0-120 0-6 0-16 0-16 9 0 10 10 10 16 10 86 0 173 0 259 0 6 0 16 0 16-10 0-9-10-9-16-9-40 0-80 0-120 0 0-80 0-159 0-238z">
              <text:p/>
            </draw:path>
          </draw:g>
        </draw:g>
        <draw:g>
          <svg:title>TexMaths</svg:title>
          <svg:desc>16§latex§$$
\theta_{z}&gt;\theta_{\perp}
$$§svg§600§TRUE§</svg:desc>
          <draw:g>
            <draw:path draw:style-name="gr1" draw:text-style-name="P1" draw:layer="layout" svg:width="0.231cm" svg:height="0.4cm" svg:x="14.077cm" svg:y="10.6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18cm" svg:height="0.177cm" svg:x="14.341cm" svg:y="10.986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1" draw:text-style-name="P1" draw:layer="layout" svg:width="0.341cm" svg:height="0.324cm" svg:x="14.78cm" svg:y="10.774cm" svg:viewBox="0 0 342 325" svg:d="M333 174c5-3 9-5 9-12 0-8-4-10-9-12-104-49-208-98-312-147-8-3-8-3-10-3-6 0-11 5-11 11 0 5 2 8 10 13 98 46 197 92 296 138-99 46-198 92-296 139-8 4-10 8-10 12 0 7 5 12 11 12 2 0 2 0 10-5 104-49 208-97 312-146z">
              <text:p/>
            </draw:path>
            <draw:path draw:style-name="gr1" draw:text-style-name="P1" draw:layer="layout" svg:width="0.231cm" svg:height="0.4cm" svg:x="15.349cm" svg:y="10.6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29cm" svg:height="0.271cm" svg:x="15.62cm" svg:y="10.887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  <draw:g>
          <svg:title>TexMaths</svg:title>
          <svg:desc>16§latex§$$
\theta_{z}&lt;\theta_{\perp}
$$§svg§600§TRUE§</svg:desc>
          <draw:g>
            <draw:path draw:style-name="gr1" draw:text-style-name="P1" draw:layer="layout" svg:width="0.231cm" svg:height="0.4cm" svg:x="2.879cm" svg:y="10.684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18cm" svg:height="0.177cm" svg:x="3.143cm" svg:y="10.989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1" draw:text-style-name="P1" draw:layer="layout" svg:width="0.341cm" svg:height="0.324cm" svg:x="3.582cm" svg:y="10.777cm" svg:viewBox="0 0 342 325" svg:d="M333 24c6-3 9-6 9-13 0-6-4-11-11-11-1 0-3 0-9 3-104 49-208 98-312 147-7 2-10 4-10 12 0 7 3 9 10 12 104 49 208 97 312 146 6 5 8 5 9 5 7 0 11-5 11-12 0-6-3-9-9-12-99-47-198-93-296-139 98-46 197-92 296-138z">
              <text:p/>
            </draw:path>
            <draw:path draw:style-name="gr1" draw:text-style-name="P1" draw:layer="layout" svg:width="0.231cm" svg:height="0.4cm" svg:x="4.151cm" svg:y="10.684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29cm" svg:height="0.271cm" svg:x="4.422cm" svg:y="10.89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  <draw:line draw:style-name="gr5" draw:text-style-name="P2" draw:layer="layout" svg:x1="12.538cm" svg:y1="8.827cm" svg:x2="16.488cm" svg:y2="3.567cm">
          <text:p/>
        </draw:line>
        <draw:g>
          <svg:title>TexMaths</svg:title>
          <svg:desc>16§latex§$$
{\color{red}\vec{\omega}_{N}}
$$§svg§600§TRUE§</svg:desc>
          <draw:g>
            <draw:path draw:style-name="gr6" draw:text-style-name="P3" draw:layer="layout" svg:width="0.246cm" svg:height="0.111cm" svg:x="15.671cm" svg:y="3.13cm" svg:viewBox="0 0 247 112" svg:d="M198 67c-8 6-26 22-26 33 0 5 5 12 12 12 4 0 7-5 9-8 8-8 21-24 45-37 3-2 9-5 9-11 0-7-3-8-8-11-12-8-17-19-22-32-2-5-3-13-11-13s-11 8-11 13c0 1 4 19 12 32-62 0-125 0-188 0-9 0-19 0-19 11s10 11 19 11c60 0 119 0 179 0z">
              <text:p/>
            </draw:path>
            <draw:path draw:style-name="gr6" draw:text-style-name="P3" draw:layer="layout" svg:width="0.331cm" svg:height="0.253cm" svg:x="15.574cm" svg:y="3.281cm" svg:viewBox="0 0 332 254" svg:d="M332 40c0-26-10-40-22-40-15 0-29 14-29 27 0 5 1 11 8 16 9 10 19 24 19 48 0 22-11 54-27 80-18 24-38 43-64 43-32 0-49-21-54-51 6-15 19-50 19-66 0-6-3-12-11-12-5 0-10 1-15 9-6 11-12 48-12 69-20 25-42 51-77 51-37 0-48-34-48-64 0-70 56-129 56-136 0-6-3-11-10-11-8 0-11 7-14 13-29 40-51 107-51 158 0 38 13 80 59 80 40 0 67-28 86-59 5 33 27 59 62 59 44 0 71-34 90-77 14-27 35-102 35-137z">
              <text:p/>
            </draw:path>
            <draw:path draw:style-name="gr6" draw:text-style-name="P3" draw:layer="layout" svg:width="0.348cm" svg:height="0.267cm" svg:x="15.943cm" svg:y="3.345cm" svg:viewBox="0 0 349 268" svg:d="M300 43c3-14 10-27 41-29 2 0 8 0 8-8 0-3-1-6-6-6-13 0-27 2-40 2-9 0-32-2-41-2-3 0-8 0-8 10 0 4 5 4 8 4 19 0 25 7 25 16 0 3 0 5-1 10-15 57-29 114-43 170-33-67-66-135-99-202-4-8-5-8-15-8-17 0-35 0-52 0-8 0-13 0-13 10 0 4 5 4 13 4s17 0 25 2c-17 70-35 140-53 210-3 15-9 26-41 28-2 0-8 0-8 7 0 5 3 7 6 7 13 0 28-2 40-2 10 0 34 2 42 2 5 0 8-2 8-8s-5-6-8-6c-26-2-26-12-26-16 0-2 0-5 2-10 17-67 34-134 51-201 38 78 75 156 113 234 3 7 5 7 10 7 6 0 6-2 8-8 18-72 36-145 54-217z">
              <text:p/>
            </draw:path>
          </draw:g>
        </draw:g>
        <draw:line draw:style-name="gr7" draw:text-style-name="P2" draw:layer="layout" svg:x1="16.631cm" svg:y1="3.667cm" svg:x2="16.631cm" svg:y2="6.237cm">
          <text:p/>
        </draw:line>
        <draw:g>
          <svg:title>TexMaths</svg:title>
          <svg:desc>16§latex§$$
{\color{blue}\vec{\omega}_{\hat{z}}}
$$§svg§600§TRUE§</svg:desc>
          <draw:g>
            <draw:path draw:style-name="gr8" draw:text-style-name="P4" draw:layer="layout" svg:width="0.247cm" svg:height="0.111cm" svg:x="15.971cm" svg:y="4.63cm" svg:viewBox="0 0 248 112" svg:d="M198 67c-8 8-26 22-26 33 0 5 5 12 12 12 4 0 6-5 9-8 7-8 19-24 45-37 3-2 10-5 10-11 0-7-5-8-8-11-13-8-20-19-23-32-1-5-4-13-11-13s-11 8-11 13c0 1 3 20 13 32-63 0-126 0-189 0-9 0-19 0-19 11s10 11 19 11c60 0 119 0 179 0z">
              <text:p/>
            </draw:path>
            <draw:path draw:style-name="gr8" draw:text-style-name="P4" draw:layer="layout" svg:width="0.331cm" svg:height="0.253cm" svg:x="15.874cm" svg:y="4.783cm" svg:viewBox="0 0 332 254" svg:d="M332 38c0-25-9-38-22-38-15 0-31 13-31 26 0 6 4 11 10 17 10 8 19 22 19 46 0 23-11 55-29 80-16 24-36 43-62 43-32 0-49-19-54-49 5-15 17-51 17-67 0-7-1-11-9-11-5 0-10 0-15 9-6 11-12 46-12 67-19 27-42 51-77 51-37 0-48-32-48-64 0-70 56-129 56-135 0-7-5-11-10-11-8 0-11 8-14 12-29 42-51 107-51 158 0 40 13 82 59 82 40 0 66-29 86-59 5 32 27 59 63 59 43 0 70-35 89-77 14-27 35-104 35-139z">
              <text:p/>
            </draw:path>
            <draw:path draw:style-name="gr8" draw:text-style-name="P4" draw:layer="layout" svg:width="0.116cm" svg:height="0.061cm" svg:x="16.296cm" svg:y="4.842cm" svg:viewBox="0 0 117 62" svg:d="M59 0c-20 18-39 35-59 53 3 3 6 6 10 9 16-13 33-25 49-38 17 13 33 25 50 38 2-3 5-6 8-9-20-18-39-35-58-53z">
              <text:p/>
            </draw:path>
            <draw:path draw:style-name="gr8" draw:text-style-name="P4" draw:layer="layout" svg:width="0.179cm" svg:height="0.176cm" svg:x="16.24cm" svg:y="4.941cm" svg:viewBox="0 0 180 177" svg:d="M42 139c11-11 17-18 51-45 8-6 36-30 49-41 24-24 38-43 38-48s-4-5-6-5c-5 0-5 2-8 3-11 19-19 24-29 24-4 0-11 0-22-11-13-13-22-16-30-16-32 0-53 33-53 46 0 3 3 5 6 5 5 0 5-2 7-6 6-13 28-15 35-15 8 0 19 3 24 3 22 5 24 5 33 5-9 11-16 18-54 48-30 24-40 34-48 42-24 24-35 41-35 44 0 5 5 5 6 5 5 0 5-2 7-5 11-14 24-24 37-24 4 0 11 2 20 12 13 11 21 17 34 17 41 0 67-48 67-61 0-4-5-4-7-4-4 0-4 1-6 4-8 21-32 31-51 31-8 0-18-3-27-5-19-5-23-5-29-5-1 0-6 0-9 2z">
              <text:p/>
            </draw:path>
          </draw:g>
        </draw:g>
        <draw:line draw:style-name="gr7" draw:text-style-name="P2" draw:layer="layout" svg:x1="12.57cm" svg:y1="8.854cm" svg:x2="12.57cm" svg:y2="11.424cm">
          <text:p/>
        </draw:line>
        <draw:g>
          <svg:title>TexMaths</svg:title>
          <svg:desc>16§latex§$$
{\color{blue}\vec{\omega}_{\hat{z}}}
$$§svg§600§TRUE§</svg:desc>
          <draw:g>
            <draw:path draw:style-name="gr8" draw:text-style-name="P4" draw:layer="layout" svg:width="0.247cm" svg:height="0.111cm" svg:x="12.91cm" svg:y="9.717cm" svg:viewBox="0 0 248 112" svg:d="M198 67c-8 8-26 22-26 33 0 5 5 12 12 12 4 0 6-5 9-8 7-8 19-24 45-37 3-2 10-5 10-11 0-7-5-8-8-11-13-8-20-19-23-32-1-5-4-13-11-13s-11 8-11 13c0 1 3 20 13 32-63 0-126 0-189 0-9 0-19 0-19 11s10 11 19 11c60 0 119 0 179 0z">
              <text:p/>
            </draw:path>
            <draw:path draw:style-name="gr8" draw:text-style-name="P4" draw:layer="layout" svg:width="0.331cm" svg:height="0.253cm" svg:x="12.813cm" svg:y="9.87cm" svg:viewBox="0 0 332 254" svg:d="M332 38c0-25-9-38-22-38-15 0-31 13-31 26 0 6 4 11 10 17 10 8 19 22 19 46 0 23-11 55-29 80-16 24-36 43-62 43-32 0-49-19-54-49 5-15 17-51 17-67 0-7-1-11-9-11-5 0-10 0-15 9-6 11-12 46-12 67-19 27-42 51-77 51-37 0-48-32-48-64 0-70 56-129 56-135 0-7-5-11-10-11-8 0-11 8-14 12-29 42-51 107-51 158 0 40 13 82 59 82 40 0 66-29 86-59 5 32 27 59 63 59 43 0 70-35 89-77 14-27 35-104 35-139z">
              <text:p/>
            </draw:path>
            <draw:path draw:style-name="gr8" draw:text-style-name="P4" draw:layer="layout" svg:width="0.116cm" svg:height="0.061cm" svg:x="13.235cm" svg:y="9.929cm" svg:viewBox="0 0 117 62" svg:d="M59 0c-20 18-39 35-59 53 3 3 6 6 10 9 16-13 33-25 49-38 17 13 33 25 50 38 2-3 5-6 8-9-20-18-39-35-58-53z">
              <text:p/>
            </draw:path>
            <draw:path draw:style-name="gr8" draw:text-style-name="P4" draw:layer="layout" svg:width="0.179cm" svg:height="0.176cm" svg:x="13.179cm" svg:y="10.028cm" svg:viewBox="0 0 180 177" svg:d="M42 139c11-11 17-18 51-45 8-6 36-30 49-41 24-24 38-43 38-48s-4-5-6-5c-5 0-5 2-8 3-11 19-19 24-29 24-4 0-11 0-22-11-13-13-22-16-30-16-32 0-53 33-53 46 0 3 3 5 6 5 5 0 5-2 7-6 6-13 28-15 35-15 8 0 19 3 24 3 22 5 24 5 33 5-9 11-16 18-54 48-30 24-40 34-48 42-24 24-35 41-35 44 0 5 5 5 6 5 5 0 5-2 7-5 11-14 24-24 37-24 4 0 11 2 20 12 13 11 21 17 34 17 41 0 67-48 67-61 0-4-5-4-7-4-4 0-4 1-6 4-8 21-32 31-51 31-8 0-18-3-27-5-19-5-23-5-29-5-1 0-6 0-9 2z">
              <text:p/>
            </draw:path>
          </draw:g>
        </draw:g>
        <draw:line draw:style-name="gr5" draw:text-style-name="P2" draw:layer="layout" svg:x1="1.738cm" svg:y1="8.826cm" svg:x2="3.238cm" svg:y2="6.826cm">
          <text:p/>
        </draw:line>
        <draw:line draw:style-name="gr7" draw:text-style-name="P2" draw:layer="layout" svg:x1="3.332cm" svg:y1="6.824cm" svg:x2="3.332cm" svg:y2="4.354cm">
          <text:p/>
        </draw:line>
        <draw:line draw:style-name="gr7" draw:text-style-name="P2" draw:layer="layout" svg:x1="1.733cm" svg:y1="8.737cm" svg:x2="1.733cm" svg:y2="6.167cm">
          <text:p/>
        </draw:line>
        <draw:g>
          <svg:title>TexMaths</svg:title>
          <svg:desc>16§latex§$$
{\color{red}\vec{\omega}_{N}}
$$§svg§600§TRUE§</svg:desc>
          <draw:g>
            <draw:path draw:style-name="gr6" draw:text-style-name="P3" draw:layer="layout" svg:width="0.246cm" svg:height="0.111cm" svg:x="2.471cm" svg:y="8.028cm" svg:viewBox="0 0 247 112" svg:d="M198 67c-8 6-26 22-26 33 0 5 5 12 12 12 4 0 7-5 9-8 8-8 21-24 45-37 3-2 9-5 9-11 0-7-3-8-8-11-12-8-17-19-22-32-2-5-3-13-11-13s-11 8-11 13c0 1 4 19 12 32-62 0-125 0-188 0-9 0-19 0-19 11s10 11 19 11c60 0 119 0 179 0z">
              <text:p/>
            </draw:path>
            <draw:path draw:style-name="gr6" draw:text-style-name="P3" draw:layer="layout" svg:width="0.331cm" svg:height="0.253cm" svg:x="2.374cm" svg:y="8.179cm" svg:viewBox="0 0 332 254" svg:d="M332 40c0-26-10-40-22-40-15 0-29 14-29 27 0 5 1 11 8 16 9 10 19 24 19 48 0 22-11 54-27 80-18 24-38 43-64 43-32 0-49-21-54-51 6-15 19-50 19-66 0-6-3-12-11-12-5 0-10 1-15 9-6 11-12 48-12 69-20 25-42 51-77 51-37 0-48-34-48-64 0-70 56-129 56-136 0-6-3-11-10-11-8 0-11 7-14 13-29 40-51 107-51 158 0 38 13 80 59 80 40 0 67-28 86-59 5 33 27 59 62 59 44 0 71-34 90-77 14-27 35-102 35-137z">
              <text:p/>
            </draw:path>
            <draw:path draw:style-name="gr6" draw:text-style-name="P3" draw:layer="layout" svg:width="0.348cm" svg:height="0.267cm" svg:x="2.743cm" svg:y="8.243cm" svg:viewBox="0 0 349 268" svg:d="M300 43c3-14 10-27 41-29 2 0 8 0 8-8 0-3-1-6-6-6-13 0-27 2-40 2-9 0-32-2-41-2-3 0-8 0-8 10 0 4 5 4 8 4 19 0 25 7 25 16 0 3 0 5-1 10-15 57-29 114-43 170-33-67-66-135-99-202-4-8-5-8-15-8-17 0-35 0-52 0-8 0-13 0-13 10 0 4 5 4 13 4s17 0 25 2c-17 70-35 140-53 210-3 15-9 26-41 28-2 0-8 0-8 7 0 5 3 7 6 7 13 0 28-2 40-2 10 0 34 2 42 2 5 0 8-2 8-8s-5-6-8-6c-26-2-26-12-26-16 0-2 0-5 2-10 17-67 34-134 51-201 38 78 75 156 113 234 3 7 5 7 10 7 6 0 6-2 8-8 18-72 36-145 54-217z">
              <text:p/>
            </draw:path>
          </draw:g>
        </draw:g>
        <draw:g>
          <svg:title>TexMaths</svg:title>
          <svg:desc>16§latex§$$
{\color{blue}\vec{\omega}_{\hat{z}}}
$$§svg§600§TRUE§</svg:desc>
          <draw:g>
            <draw:path draw:style-name="gr8" draw:text-style-name="P4" draw:layer="layout" svg:width="0.247cm" svg:height="0.111cm" svg:x="1.171cm" svg:y="7.126cm" svg:viewBox="0 0 248 112" svg:d="M198 67c-8 8-26 22-26 33 0 5 5 12 12 12 4 0 6-5 9-8 7-8 19-24 45-37 3-2 10-5 10-11 0-7-5-8-8-11-13-8-20-19-23-32-1-5-4-13-11-13s-11 8-11 13c0 1 3 20 13 32-63 0-126 0-189 0-9 0-19 0-19 11s10 11 19 11c60 0 119 0 179 0z">
              <text:p/>
            </draw:path>
            <draw:path draw:style-name="gr8" draw:text-style-name="P4" draw:layer="layout" svg:width="0.331cm" svg:height="0.253cm" svg:x="1.074cm" svg:y="7.279cm" svg:viewBox="0 0 332 254" svg:d="M332 38c0-25-9-38-22-38-15 0-31 13-31 26 0 6 4 11 10 17 10 8 19 22 19 46 0 23-11 55-29 80-16 24-36 43-62 43-32 0-49-19-54-49 5-15 17-51 17-67 0-7-1-11-9-11-5 0-10 0-15 9-6 11-12 46-12 67-19 27-42 51-77 51-37 0-48-32-48-64 0-70 56-129 56-135 0-7-5-11-10-11-8 0-11 8-14 12-29 42-51 107-51 158 0 40 13 82 59 82 40 0 66-29 86-59 5 32 27 59 63 59 43 0 70-35 89-77 14-27 35-104 35-139z">
              <text:p/>
            </draw:path>
            <draw:path draw:style-name="gr8" draw:text-style-name="P4" draw:layer="layout" svg:width="0.116cm" svg:height="0.061cm" svg:x="1.496cm" svg:y="7.338cm" svg:viewBox="0 0 117 62" svg:d="M59 0c-20 18-39 35-59 53 3 3 6 6 10 9 16-13 33-25 49-38 17 13 33 25 50 38 2-3 5-6 8-9-20-18-39-35-58-53z">
              <text:p/>
            </draw:path>
            <draw:path draw:style-name="gr8" draw:text-style-name="P4" draw:layer="layout" svg:width="0.179cm" svg:height="0.176cm" svg:x="1.44cm" svg:y="7.437cm" svg:viewBox="0 0 180 177" svg:d="M42 139c11-11 17-18 51-45 8-6 36-30 49-41 24-24 38-43 38-48s-4-5-6-5c-5 0-5 2-8 3-11 19-19 24-29 24-4 0-11 0-22-11-13-13-22-16-30-16-32 0-53 33-53 46 0 3 3 5 6 5 5 0 5-2 7-6 6-13 28-15 35-15 8 0 19 3 24 3 22 5 24 5 33 5-9 11-16 18-54 48-30 24-40 34-48 42-24 24-35 41-35 44 0 5 5 5 6 5 5 0 5-2 7-5 11-14 24-24 37-24 4 0 11 2 20 12 13 11 21 17 34 17 41 0 67-48 67-61 0-4-5-4-7-4-4 0-4 1-6 4-8 21-32 31-51 31-8 0-18-3-27-5-19-5-23-5-29-5-1 0-6 0-9 2z">
              <text:p/>
            </draw:path>
          </draw:g>
        </draw:g>
        <draw:g>
          <svg:title>TexMaths</svg:title>
          <svg:desc>16§latex§$$
{\color{blue}\vec{\omega}_{\hat{z}}}
$$§svg§600§TRUE§</svg:desc>
          <draw:g>
            <draw:path draw:style-name="gr8" draw:text-style-name="P4" draw:layer="layout" svg:width="0.247cm" svg:height="0.111cm" svg:x="3.571cm" svg:y="5.126cm" svg:viewBox="0 0 248 112" svg:d="M198 67c-8 8-26 22-26 33 0 5 5 12 12 12 4 0 6-5 9-8 7-8 19-24 45-37 3-2 10-5 10-11 0-7-5-8-8-11-13-8-20-19-23-32-1-5-4-13-11-13s-11 8-11 13c0 1 3 20 13 32-63 0-126 0-189 0-9 0-19 0-19 11s10 11 19 11c60 0 119 0 179 0z">
              <text:p/>
            </draw:path>
            <draw:path draw:style-name="gr8" draw:text-style-name="P4" draw:layer="layout" svg:width="0.331cm" svg:height="0.253cm" svg:x="3.474cm" svg:y="5.279cm" svg:viewBox="0 0 332 254" svg:d="M332 38c0-25-9-38-22-38-15 0-31 13-31 26 0 6 4 11 10 17 10 8 19 22 19 46 0 23-11 55-29 80-16 24-36 43-62 43-32 0-49-19-54-49 5-15 17-51 17-67 0-7-1-11-9-11-5 0-10 0-15 9-6 11-12 46-12 67-19 27-42 51-77 51-37 0-48-32-48-64 0-70 56-129 56-135 0-7-5-11-10-11-8 0-11 8-14 12-29 42-51 107-51 158 0 40 13 82 59 82 40 0 66-29 86-59 5 32 27 59 63 59 43 0 70-35 89-77 14-27 35-104 35-139z">
              <text:p/>
            </draw:path>
            <draw:path draw:style-name="gr8" draw:text-style-name="P4" draw:layer="layout" svg:width="0.116cm" svg:height="0.061cm" svg:x="3.896cm" svg:y="5.338cm" svg:viewBox="0 0 117 62" svg:d="M59 0c-20 18-39 35-59 53 3 3 6 6 10 9 16-13 33-25 49-38 17 13 33 25 50 38 2-3 5-6 8-9-20-18-39-35-58-53z">
              <text:p/>
            </draw:path>
            <draw:path draw:style-name="gr8" draw:text-style-name="P4" draw:layer="layout" svg:width="0.179cm" svg:height="0.176cm" svg:x="3.84cm" svg:y="5.437cm" svg:viewBox="0 0 180 177" svg:d="M42 139c11-11 17-18 51-45 8-6 36-30 49-41 24-24 38-43 38-48s-4-5-6-5c-5 0-5 2-8 3-11 19-19 24-29 24-4 0-11 0-22-11-13-13-22-16-30-16-32 0-53 33-53 46 0 3 3 5 6 5 5 0 5-2 7-6 6-13 28-15 35-15 8 0 19 3 24 3 22 5 24 5 33 5-9 11-16 18-54 48-30 24-40 34-48 42-24 24-35 41-35 44 0 5 5 5 6 5 5 0 5-2 7-5 11-14 24-24 37-24 4 0 11 2 20 12 13 11 21 17 34 17 41 0 67-48 67-61 0-4-5-4-7-4-4 0-4 1-6 4-8 21-32 31-51 31-8 0-18-3-27-5-19-5-23-5-29-5-1 0-6 0-9 2z">
              <text:p/>
            </draw:path>
          </draw:g>
        </draw:g>
        <draw:path draw:style-name="gr9" draw:text-style-name="P2" draw:layer="layout" svg:width="0.558cm" svg:height="0.558cm" draw:transform="rotate (-2.50332574613547) translate (3.36024181332151cm 6.48379549108493cm)" svg:viewBox="0 0 559 559" svg:d="M0 0c559 0 559 559 559 559">
          <text:p/>
        </draw:path>
        <draw:path draw:style-name="gr10" draw:text-style-name="P2" draw:layer="layout" svg:width="0.558cm" svg:height="0.558cm" draw:transform="rotate (-2.6778586713349) translate (6.41020246707775cm 3.95373570431595cm)" svg:viewBox="0 0 559 559" svg:d="M0 0c559 0 559 559 559 559">
          <text:p/>
        </draw:path>
        <draw:path draw:style-name="gr10" draw:text-style-name="P2" draw:layer="layout" svg:width="0.558cm" svg:height="0.558cm" draw:transform="rotate (-2.6778586713349) translate (17.2102024670777cm 3.95373570431595cm)" svg:viewBox="0 0 559 559" svg:d="M0 0c559 0 559 559 559 559">
          <text:p/>
        </draw:path>
        <draw:g>
          <svg:title>TexMaths</svg:title>
          <svg:desc>16§latex§$$
{\color{blue}\alpha}
$$§svg§600§TRUE§</svg:desc>
          <draw:g>
            <draw:path draw:style-name="gr8" draw:text-style-name="P4" draw:layer="layout" svg:width="0.311cm" svg:height="0.252cm" svg:x="2.774cm" svg:y="6.026cm" svg:viewBox="0 0 312 253" svg:d="M242 115c0-88-51-115-92-115-77 0-150 80-150 159 0 51 33 94 89 94 35 0 75-13 118-48 8 31 26 48 51 48 29 0 46-30 46-40 0-3-3-6-6-6s-5 3-6 6c-12 27-31 27-32 27-18 0-18-43-18-57 0-11 0-13 7-19 51-65 42-87 63-131 0-1-1-6-6-6-6 0-6 2-10 13-9 35-27 76-54 110 0-12 0-24 0-35zM206 191c-50 43-93 49-115 49-34 0-51-25-51-60 0-27 16-88 33-116 26-40 56-51 75-51 56 0 56 73 56 116 0 21 0 53 2 62z">
              <text:p/>
            </draw:path>
          </draw:g>
        </draw:g>
        <draw:g>
          <svg:title>TexMaths</svg:title>
          <svg:desc>16§latex§$$
\beta
$$§svg§600§TRUE§</svg:desc>
          <draw:g>
            <draw:path draw:style-name="gr1" draw:text-style-name="P1" draw:layer="layout" svg:width="0.303cm" svg:height="0.501cm" svg:x="5.974cm" svg:y="3.327cm" svg:viewBox="0 0 304 502" svg:d="M304 76c0-41-30-76-76-76-32 0-48 10-67 24-30 22-61 76-72 118-30 118-59 237-89 355 0 2 4 5 8 5s6-2 6-3c13-51 26-102 39-153 11 33 35 54 76 54s83-21 107-45c27-25 44-62 44-102 0-41-20-70-40-84 32-18 64-53 64-93zM204 169c-7 3-13 3-27 3-8 0-19 2-24-1 1-5 21-5 27-5 11 0 17 0 24 3zM272 64c0 38-20 79-49 95-14-4-26-6-43-6-11 0-43 0-43 18 0 15 29 14 38 14 21 0 29 0 46-7 21 20 24 37 24 63 2 32-11 75-27 95-22 31-59 51-91 51-43 0-63-32-63-71 0-7 0-15 3-26 12-47 23-93 35-140 13-48 52-137 119-137 32 0 51 17 51 51z">
              <text:p/>
            </draw:path>
          </draw:g>
        </draw:g>
        <draw:g>
          <svg:title>TexMaths</svg:title>
          <svg:desc>16§latex§$$
\beta
$$§svg§600§TRUE§</svg:desc>
          <draw:g>
            <draw:path draw:style-name="gr1" draw:text-style-name="P1" draw:layer="layout" svg:width="0.303cm" svg:height="0.501cm" svg:x="16.774cm" svg:y="3.328cm" svg:viewBox="0 0 304 502" svg:d="M304 76c0-41-30-76-76-76-32 0-48 10-67 24-30 22-61 76-72 118-30 118-59 237-89 355 0 2 4 5 8 5s6-2 6-3c13-51 26-102 39-153 11 33 35 54 76 54s83-21 107-45c27-25 44-62 44-102 0-41-20-70-40-84 32-18 64-53 64-93zM204 169c-7 3-13 3-27 3-8 0-19 2-24-1 1-5 21-5 27-5 11 0 17 0 24 3zM272 64c0 38-20 79-49 95-14-4-26-6-43-6-11 0-43 0-43 18 0 15 29 14 38 14 21 0 29 0 46-7 21 20 24 37 24 63 2 32-11 75-27 95-22 31-59 51-91 51-43 0-63-32-63-71 0-7 0-15 3-26 12-47 23-93 35-140 13-48 52-137 119-137 32 0 51 17 51 51z">
              <text:p/>
            </draw:path>
          </draw:g>
        </draw:g>
        <draw:path draw:style-name="gr9" draw:text-style-name="P2" draw:layer="layout" svg:width="1.048cm" svg:height="0.467cm" draw:transform="rotate (-0.818035820409742) translate (15.7831469037391cm 6.63475759623061cm)" svg:viewBox="0 0 1049 468" svg:d="M0 388c501 250 1019-144 1049-388">
          <text:p/>
        </draw:path>
        <draw:g>
          <svg:title>TexMaths</svg:title>
          <svg:desc>16§latex§$$
{\color{blue}\alpha}
$$§svg§600§TRUE§</svg:desc>
          <draw:g>
            <draw:path draw:style-name="gr8" draw:text-style-name="P4" draw:layer="layout" svg:width="0.311cm" svg:height="0.252cm" svg:x="15.974cm" svg:y="6.83cm" svg:viewBox="0 0 312 253" svg:d="M242 115c0-88-51-115-92-115-77 0-150 80-150 159 0 51 33 94 89 94 35 0 75-13 118-48 8 31 26 48 51 48 29 0 46-30 46-40 0-3-3-6-6-6s-5 3-6 6c-12 27-31 27-32 27-18 0-18-43-18-57 0-11 0-13 7-19 51-65 42-87 63-131 0-1-1-6-6-6-6 0-6 2-10 13-9 35-27 76-54 110 0-12 0-24 0-35zM206 191c-50 43-93 49-115 49-34 0-51-25-51-60 0-27 16-88 33-116 26-40 56-51 75-51 56 0 56 73 56 116 0 21 0 53 2 6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09T00:48:20.720878559</dc:date>
    <meta:editing-duration>PT4H54S</meta:editing-duration>
    <meta:editing-cycles>38</meta:editing-cycles>
    <meta:generator>LibreOffice/7.3.7.2$Linux_X86_64 LibreOffice_project/30$Build-2</meta:generator>
    <meta:document-statistic meta:object-count="176"/>
  </office:meta>
</office:document-meta>
</file>